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mes New Roman" svg:font-family="'Times New Roman'" style:font-pitch="variable"/>
    <style:font-face style:name="宋体" svg:font-family="宋体" style:font-pitch="variable"/>
    <style:font-face style:name="微软雅黑1" svg:font-family="微软雅黑" style:font-pitch="variable"/>
    <style:font-face style:name="黑体" svg:font-family="黑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4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e0ffff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5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6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c0ffe0" draw:textarea-horizontal-align="left" draw:textarea-vertical-align="middle" draw:auto-grow-height="false" fo:min-height="0.975cm" fo:min-width="5.519cm" fo:padding-top="0.13cm" fo:padding-bottom="0.13cm" fo:padding-left="0.25cm" fo:padding-right="0.25cm" fo:wrap-option="no-wrap" draw:shadow-color="#e7e6e6"/>
    </style:style>
    <style:style style:name="gr7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8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9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0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11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7e6e6"/>
    </style:style>
    <style:style style:name="gr13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fc080" draw:textarea-horizontal-align="left" draw:textarea-vertical-align="middle" draw:auto-grow-height="false" fo:min-height="0.974cm" fo:min-width="5.519cm" fo:padding-top="0.13cm" fo:padding-bottom="0.13cm" fo:padding-left="0.25cm" fo:padding-right="0.25cm" fo:wrap-option="no-wrap" draw:shadow-color="#e7e6e6"/>
    </style:style>
    <style:style style:name="gr14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5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fc080" draw:textarea-horizontal-align="left" draw:textarea-vertical-align="middle" draw:auto-grow-height="false" fo:min-height="0.974cm" fo:min-width="5.52cm" fo:padding-top="0.13cm" fo:padding-bottom="0.13cm" fo:padding-left="0.25cm" fo:padding-right="0.25cm" fo:wrap-option="no-wrap" draw:shadow-color="#e7e6e6"/>
    </style:style>
    <style:style style:name="gr16" style:family="graphic" style:parent-style-name="standard" style:list-style-name="L2">
      <style:graphic-properties draw:stroke="none" draw:fill="none" draw:fill-color="#5b9bd5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7e6e6"/>
    </style:style>
    <style:style style:name="gr18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3cm" fo:min-width="2.476cm" fo:padding-top="0.13cm" fo:padding-bottom="0.13cm" fo:padding-left="0.25cm" fo:padding-right="0.25cm" fo:wrap-option="no-wrap" draw:shadow-color="#e7e6e6"/>
    </style:style>
    <style:style style:name="gr19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0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cm" fo:min-width="2.477cm" fo:padding-top="0.13cm" fo:padding-bottom="0.13cm" fo:padding-left="0.25cm" fo:padding-right="0.25cm" fo:wrap-option="no-wrap" draw:shadow-color="#e7e6e6"/>
    </style:style>
    <style:style style:name="gr21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2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cm" fo:min-width="2.476cm" fo:padding-top="0.13cm" fo:padding-bottom="0.13cm" fo:padding-left="0.25cm" fo:padding-right="0.25cm" fo:wrap-option="no-wrap" draw:shadow-color="#e7e6e6"/>
    </style:style>
    <style:style style:name="gr23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4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4cm" fo:min-width="2.477cm" fo:padding-top="0.13cm" fo:padding-bottom="0.13cm" fo:padding-left="0.25cm" fo:padding-right="0.25cm" fo:wrap-option="no-wrap" draw:shadow-color="#e7e6e6"/>
    </style:style>
    <style:style style:name="gr25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6" style:family="graphic" style:parent-style-name="standard" style:list-style-name="L3">
      <style:graphic-properties draw:stroke="solid" svg:stroke-width="0.035cm" svg:stroke-color="#000000" draw:stroke-linejoin="miter" svg:stroke-linecap="square" draw:fill="solid" draw:fill-color="#f4ffc0" draw:textarea-horizontal-align="left" draw:textarea-vertical-align="middle" draw:auto-grow-height="false" fo:min-height="0.975cm" fo:min-width="5.523cm" fo:padding-top="0.13cm" fo:padding-bottom="0.13cm" fo:padding-left="0.25cm" fo:padding-right="0.25cm" fo:wrap-option="no-wrap" draw:shadow-color="#e7e6e6"/>
    </style:style>
    <style:style style:name="gr27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28" style:family="graphic" style:parent-style-name="standard" style:list-style-name="L3">
      <style:graphic-properties draw:stroke="solid" svg:stroke-width="0.035cm" svg:stroke-color="#000000" draw:stroke-linejoin="miter" svg:stroke-linecap="square" draw:fill="none" draw:fill-color="#5b9bd5" draw:textarea-horizontal-align="left" draw:textarea-vertical-align="middle" draw:auto-grow-height="false" fo:min-height="4.912cm" fo:min-width="15.561cm" fo:padding-top="0.13cm" fo:padding-bottom="0.13cm" fo:padding-left="0.25cm" fo:padding-right="0.25cm" fo:wrap-option="no-wrap" draw:shadow-color="#e7e6e6"/>
    </style:style>
    <style:style style:name="gr29" style:family="graphic" style:parent-style-name="standard" style:list-style-name="L3">
      <style:graphic-properties draw:stroke="none" draw:fill="none" draw:fill-color="#5b9bd5" draw:textarea-horizontal-align="left" draw:textarea-vertical-align="middle" draw:auto-grow-height="false" fo:min-height="0.314cm" fo:min-width="3.187cm" fo:padding-top="0.13cm" fo:padding-bottom="0.13cm" fo:padding-left="0.25cm" fo:padding-right="0.25cm" fo:wrap-option="no-wrap" draw:shadow-color="#e7e6e6"/>
    </style:style>
    <style:style style:name="gr30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1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svg:stroke-opacity="100%" draw:stroke-linejoin="round" svg:stroke-linecap="round" draw:fill="solid" draw:fill-color="#ffe0c0" draw:opacity="100%" draw:textarea-horizontal-align="left" draw:textarea-vertical-align="top" draw:auto-grow-height="false" fo:min-height="2.479cm" fo:min-width="3.535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2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min-height="2.485cm" fo:min-width="3.544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3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4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5" style:family="graphic" style:parent-style-name="standard" style:list-style-name="L4">
      <style:graphic-properties draw:stroke="none" draw:fill="none" draw:fill-color="#5b9bd5" draw:textarea-horizontal-align="left" draw:textarea-vertical-align="middle" draw:auto-grow-height="false" fo:min-height="0.464cm" fo:min-width="0.506cm" fo:padding-top="0.13cm" fo:padding-bottom="0.13cm" fo:padding-left="0.25cm" fo:padding-right="0.25cm" fo:wrap-option="no-wrap" draw:shadow-color="#e7e6e6"/>
    </style:style>
    <style:style style:name="gr36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3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svg:stroke-opacity="100%" draw:stroke-linejoin="round" svg:stroke-linecap="round" draw:fill="solid" draw:fill-color="#ffe0c0" draw:opacity="100%" draw:textarea-horizontal-align="left" draw:textarea-vertical-align="top" draw:auto-grow-height="false" fo:min-height="2.197cm" fo:min-width="3.468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8" style:family="graphic" style:parent-style-name="standard">
      <style:graphic-properties draw:stroke="none" draw:fill="solid" draw:fill-color="#000000" draw:opacity="100%" draw:textarea-horizontal-align="left" draw:textarea-vertical-align="top" draw:auto-grow-height="false" fo:min-height="2.208cm" fo:min-width="3.473cm" fo:padding-top="0.13cm" fo:padding-bottom="0.13cm" fo:padding-left="0.25cm" fo:padding-right="0.25cm" fo:wrap-option="wrap" draw:shadow-offset-x="0.071cm" draw:shadow-offset-y="0.071cm" draw:shadow-color="#e7e6e6" draw:shadow-opacity="100%"/>
    </style:style>
    <style:style style:name="gr39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40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41" style:family="graphic" style:parent-style-name="standard" style:list-style-name="L4">
      <style:graphic-properties draw:stroke="none" draw:fill="none" draw:fill-color="#5b9bd5" draw:textarea-horizontal-align="left" draw:textarea-vertical-align="middle" draw:auto-grow-height="false" fo:min-height="0.401cm" fo:min-width="0.814cm" fo:padding-top="0.13cm" fo:padding-bottom="0.13cm" fo:padding-left="0.25cm" fo:padding-right="0.25cm" fo:wrap-option="no-wrap" draw:shadow-color="#e7e6e6"/>
    </style:style>
    <style:style style:name="gr42" style:family="graphic" style:parent-style-name="standard" style:list-style-name="L2">
      <style:graphic-properties draw:stroke="none" draw:fill="none" draw:fill-color="#5b9bd5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e7e6e6"/>
    </style:style>
    <style:style style:name="gr43" style:family="graphic" style:parent-style-name="standard">
      <style:graphic-properties svg:stroke-width="0.106cm" svg:stroke-color="#000000" draw:marker-start-width="0.359cm" draw:marker-end-width="0.359cm" draw:fill="solid" draw:fill-color="#ccffcc" draw:textarea-horizontal-align="justify" draw:textarea-vertical-align="bottom" draw:auto-grow-height="false" fo:min-height="9.044cm" fo:min-width="18.894cm" fo:padding-top="0.178cm" fo:padding-bottom="0.178cm" fo:padding-left="0.303cm" fo:padding-right="0.303cm"/>
    </style:style>
    <style:style style:name="gr44" style:family="graphic" style:parent-style-name="standard">
      <style:graphic-properties draw:fill="solid" draw:fill-color="#83caff" draw:textarea-horizontal-align="justify" draw:textarea-vertical-align="middle" draw:auto-grow-height="false" fo:min-height="1.75cm" fo:min-width="5.68cm"/>
    </style:style>
    <style:style style:name="gr45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5.68cm"/>
    </style:style>
    <style:style style:name="gr46" style:family="graphic" style:parent-style-name="standard">
      <style:graphic-properties draw:fill-color="#ff950e" draw:textarea-horizontal-align="justify" draw:textarea-vertical-align="middle" draw:auto-grow-height="false" fo:min-height="1.75cm" fo:min-width="5.68cm"/>
    </style:style>
    <style:style style:name="gr47" style:family="graphic" style:parent-style-name="standard">
      <style:graphic-properties draw:fill-color="#ffffcc" draw:textarea-horizontal-align="justify" draw:textarea-vertical-align="middle" draw:auto-grow-height="false" fo:min-height="1.75cm" fo:min-width="3.469cm"/>
    </style:style>
    <style:style style:name="gr48" style:family="graphic" style:parent-style-name="standard">
      <style:graphic-properties draw:fill-color="#ffffcc" draw:textarea-horizontal-align="justify" draw:textarea-vertical-align="middle" draw:auto-grow-height="false" fo:min-height="1.75cm" fo:min-width="5.68cm"/>
    </style:style>
    <style:style style:name="gr49" style:family="graphic" style:parent-style-name="standard">
      <style:graphic-properties draw:fill-color="#ff8080" draw:textarea-horizontal-align="justify" draw:textarea-vertical-align="middle" draw:auto-grow-height="false" fo:min-height="2.4cm" fo:min-width="3.35cm"/>
    </style:style>
    <style:style style:name="gr50" style:family="graphic" style:parent-style-name="objectwithoutfill">
      <style:graphic-properties draw:marker-end="Arrow" draw:marker-end-width="0.3cm" draw:fill="solid" draw:fill-color="#83caff"/>
    </style:style>
    <style:style style:name="gr51" style:family="graphic" style:parent-style-name="objectwithoutfill">
      <style:graphic-properties draw:marker-end="Arrow" draw:marker-end-width="0.3cm" draw:fill="none"/>
    </style:style>
    <style:style style:name="gr52" style:family="graphic" style:parent-style-name="objectwithoutfill">
      <style:graphic-properties draw:marker-end="Arrow" draw:marker-end-width="0.3cm" draw:fill="solid" draw:fill-color="#ffffcc"/>
    </style:style>
    <style:style style:name="gr5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  <style:text-properties fo:color="#0066cc"/>
    </style:style>
    <style:style style:name="P2" style:family="paragraph">
      <loext:graphic-properties draw:fill-color="#ffffff"/>
      <style:paragraph-properties fo:margin-left="0cm" fo:margin-right="0cm" fo:text-align="center" fo:text-indent="0.1cm"/>
      <style:text-properties fo:color="#0066cc" fo:font-size="24pt" style:font-size-asian="24pt" style:font-size-complex="24pt"/>
    </style:style>
    <style:style style:name="P3" style:family="paragraph">
      <style:paragraph-properties fo:text-align="center"/>
      <style:text-properties fo:color="#579d1c"/>
    </style:style>
    <style:style style:name="P4" style:family="paragraph">
      <loext:graphic-properties draw:fill-color="#ffffff"/>
      <style:paragraph-properties fo:margin-left="0cm" fo:margin-right="0cm" fo:text-align="center" fo:text-indent="0.1cm"/>
      <style:text-properties fo:color="#579d1c" fo:font-size="24pt" style:font-size-asian="24pt" style:font-size-complex="24pt"/>
    </style:style>
    <style:style style:name="P5" style:family="paragraph">
      <style:paragraph-properties fo:text-align="center"/>
      <style:text-properties fo:color="#c5000b"/>
    </style:style>
    <style:style style:name="P6" style:family="paragraph">
      <loext:graphic-properties draw:fill-color="#ffffff"/>
      <style:paragraph-properties fo:margin-left="0cm" fo:margin-right="0cm" fo:text-align="center" fo:text-indent="0.1cm"/>
      <style:text-properties fo:color="#c5000b" fo:font-size="24pt" style:font-size-asian="24pt" style:font-size-complex="24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solid" draw:fill-color="#e0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="none" draw:fill-color="#5b9bd5"/>
      <style:paragraph-properties fo:margin-left="0cm" fo:margin-right="0cm" fo:line-height="100%" fo:text-align="center" fo:text-indent="0cm" style:writing-mode="lr-tb" style:font-independent-line-spacing="true"/>
    </style:style>
    <style:style style:name="P12" style:family="paragraph">
      <loext:graphic-properties draw:fill="solid" draw:fill-color="#c0ffe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loext:graphic-properties draw:fill="solid" draw:fill-color="#f4ffc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solid" draw:fill-color="#ffc08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none" draw:fill-color="#5b9bd5"/>
      <style:paragraph-properties fo:margin-left="0cm" fo:margin-right="0cm" fo:line-height="100%" fo:text-indent="0cm" style:writing-mode="lr-tb" style:font-independent-line-spacing="true"/>
    </style:style>
    <style:style style:name="P18" style:family="paragraph">
      <loext:graphic-properties draw:fill="none" draw:fill-color="#5b9bd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ffe0c0" draw:opacity="100%"/>
      <style:paragraph-properties style:writing-mode="lr-tb" style:font-independent-line-spacing="true"/>
    </style:style>
    <style:style style:name="P20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ccffcc"/>
      <style:paragraph-properties fo:text-align="center"/>
    </style:style>
    <style:style style:name="P23" style:family="paragraph">
      <loext:graphic-properties draw:fill="solid" draw:fill-color="#83caff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solid" draw:fill-color="#ffffcc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-color="#ff950e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-color="#ffffcc"/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text-align="center"/>
      <style:text-properties fo:font-size="24pt" style:font-size-asian="24pt" style:font-size-complex="24pt"/>
    </style:style>
    <style:style style:name="P28" style:family="paragraph">
      <loext:graphic-properties draw:fill-color="#ff8080"/>
      <style:paragraph-properties fo:text-align="center"/>
      <style:text-properties fo:font-size="24pt" style:font-size-asian="24pt" style:font-size-complex="24pt"/>
    </style:style>
    <style:style style:name="P29" style:family="paragraph">
      <loext:graphic-properties draw:fill="solid" draw:fill-color="#83caff"/>
    </style:style>
    <style:style style:name="P30" style:family="paragraph">
      <loext:graphic-properties draw:fill="solid" draw:fill-color="#ffffcc"/>
    </style:style>
    <style:style style:name="P3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2060"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color="#002060" style:font-name="Times New Roman" fo:font-size="24pt" fo:language="zh" fo:country="CN" fo:font-weight="bold" style:font-size-asian="24pt" style:language-asian="zh" style:country-asian="CN" style:font-weight-asian="bold" style:font-size-complex="24pt" style:language-complex="zh" style:country-complex="CN" style:font-weight-complex="bold"/>
    </style:style>
    <style:style style:name="T4" style:family="text">
      <style:text-properties fo:color="#002060" style:font-name="Times New Roman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" style:family="text">
      <style:text-properties fo:color="#002060" style:font-name="Times New Roman" fo:font-size="20pt" fo:language="zh" fo:country="CN" fo:font-weight="bold" style:font-size-asian="20pt" style:language-asian="zh" style:country-asian="CN" style:font-weight-asian="bold" style:font-size-complex="20pt" style:language-complex="zh" style:country-complex="CN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4.9cm" svg:height="3cm" svg:x="1.9cm" svg:y="5.8cm">
          <text:p text:style-name="P1"><text:span text:style-name="T1">经营方针</text:span></text:p>
          <text:p text:style-name="P1"><text:span text:style-name="T1">（目标决策）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9cm" svg:height="3cm" svg:x="8.9cm" svg:y="5.8cm">
          <text:p text:style-name="P1"><text:span text:style-name="T1">财务活动</text:span></text:p>
          <text:p text:style-name="P1"><text:span text:style-name="T1">（资金筹措）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.9cm" svg:height="3cm" svg:x="22.9cm" svg:y="5.8cm">
          <text:p text:style-name="P3"><text:span text:style-name="T1">供应活动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" draw:id="id5" draw:layer="layout" svg:width="4.9cm" svg:height="3cm" svg:x="22.9cm" svg:y="10.75cm">
          <text:p text:style-name="P5"><text:span text:style-name="T1">生产活动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4.9cm" svg:height="3cm" svg:x="15.9cm" svg:y="10.75cm">
          <text:p text:style-name="P3"><text:span text:style-name="T1">销售活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9cm" svg:height="3cm" svg:x="8.9cm" svg:y="10.75cm">
          <text:p text:style-name="P1"><text:span text:style-name="T1">财务活动</text:span></text:p>
          <text:p text:style-name="P1"><text:span text:style-name="T1">（利润分配）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9cm" svg:height="3cm" svg:x="1.9cm" svg:y="10.75cm">
          <text:p text:style-name="P1"><text:span text:style-name="T1">实现经营</text:span></text:p>
          <text:p text:style-name="P1"><text:span text:style-name="T1">目标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4.9cm" svg:height="3cm" svg:x="15.9cm" svg:y="5.8cm">
          <text:p text:style-name="P3"><text:span text:style-name="T1">生产技术</text:span></text:p>
          <text:p text:style-name="P3"><text:span text:style-name="T1">活动</text:span></text:p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type="line" svg:x1="6.8cm" svg:y1="7.3cm" svg:x2="8.9cm" svg:y2="7.3cm" draw:start-shape="id1" draw:start-glue-point="1" draw:end-shape="id2" draw:end-glue-point="3" svg:d="M6800 7300h2100" svg:viewBox="0 0 2101 1">
          <text:p/>
        </draw:connector>
        <draw:connector draw:style-name="gr2" draw:text-style-name="P7" draw:layer="layout" draw:type="line" svg:x1="13.8cm" svg:y1="7.3cm" svg:x2="15.9cm" svg:y2="7.3cm" draw:start-shape="id2" draw:start-glue-point="1" draw:end-shape="id3" draw:end-glue-point="3" svg:d="M13800 7300h2100" svg:viewBox="0 0 2101 1">
          <text:p/>
        </draw:connector>
        <draw:connector draw:style-name="gr2" draw:text-style-name="P7" draw:layer="layout" draw:type="line" svg:x1="20.8cm" svg:y1="7.3cm" svg:x2="22.9cm" svg:y2="7.3cm" draw:start-shape="id3" draw:start-glue-point="1" draw:end-shape="id4" draw:end-glue-point="3" svg:d="M20800 7300h2100" svg:viewBox="0 0 2101 1">
          <text:p/>
        </draw:connector>
        <draw:connector draw:style-name="gr2" draw:text-style-name="P7" draw:layer="layout" draw:type="line" svg:x1="25.35cm" svg:y1="8.8cm" svg:x2="25.35cm" svg:y2="10.75cm" draw:start-shape="id4" draw:start-glue-point="2" draw:end-shape="id5" draw:end-glue-point="0" svg:d="M25350 8800v1950" svg:viewBox="0 0 1 1951">
          <text:p/>
        </draw:connector>
        <draw:connector draw:style-name="gr2" draw:text-style-name="P7" draw:layer="layout" draw:type="line" svg:x1="22.9cm" svg:y1="12.25cm" svg:x2="20.8cm" svg:y2="12.25cm" draw:start-shape="id5" draw:start-glue-point="3" draw:end-shape="id6" draw:end-glue-point="1" svg:d="M22900 12250h-2100" svg:viewBox="0 0 2101 1">
          <text:p/>
        </draw:connector>
        <draw:connector draw:style-name="gr2" draw:text-style-name="P7" draw:layer="layout" draw:type="line" svg:x1="15.9cm" svg:y1="12.25cm" svg:x2="13.8cm" svg:y2="12.25cm" draw:start-shape="id6" draw:start-glue-point="3" draw:end-shape="id7" draw:end-glue-point="1" svg:d="M15900 12250h-2100" svg:viewBox="0 0 2101 1">
          <text:p/>
        </draw:connector>
        <draw:connector draw:style-name="gr2" draw:text-style-name="P7" draw:layer="layout" draw:type="line" svg:x1="8.9cm" svg:y1="12.25cm" svg:x2="6.8cm" svg:y2="12.25cm" draw:start-shape="id7" draw:start-glue-point="3" draw:end-shape="id8" draw:end-glue-point="1" svg:d="M8900 12250h-2100" svg:viewBox="0 0 2101 1">
          <text:p/>
        </draw:connector>
        <draw:frame draw:style-name="gr3" draw:text-style-name="P8" draw:layer="layout" svg:width="9.7cm" svg:height="1.373cm" svg:x="10cm" svg:y="14.364cm">
          <draw:text-box>
            <text:p><text:span text:style-name="T1">企业经营的基本活动</text:span></text:p>
          </draw:text-box>
        </draw:frame>
      </draw:page>
      <draw:page draw:name="page2" draw:style-name="dp1" draw:master-page-name="默认">
        <draw:g draw:name="Group 4">
          <draw:custom-shape draw:name="Rectangle 5" draw:style-name="gr4" draw:text-style-name="P9" draw:layer="layout" svg:width="6.019cm" svg:height="1.234cm" svg:x="12.748cm" svg:y="2.244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5" draw:text-style-name="P11" draw:layer="layout" svg:width="3.162cm" svg:height="1.263cm" svg:x="13.756cm" svg:y="2.252cm">
            <text:list text:style-name="L2">
              <text:list-header>
                <text:p text:style-name="P10"><text:span text:style-name="T2"><text:s text:c="3"/></text:span><text:span text:style-name="T3">市场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6" draw:text-style-name="P12" draw:layer="layout" svg:width="6.019cm" svg:height="1.235cm" svg:x="12.748cm" svg:y="4.312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7" draw:text-style-name="P11" draw:layer="layout" svg:width="4.856cm" svg:height="1.263cm" svg:x="13.217cm" svg:y="4.321cm">
            <text:list text:style-name="L2">
              <text:list-header>
                <text:p text:style-name="P10"><text:span text:style-name="T2"><text:s text:c="3"/></text:span><text:span text:style-name="T3">公司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8" draw:text-style-name="P13" draw:layer="layout" svg:width="6.019cm" svg:height="1.234cm" svg:x="12.748cm" svg:y="6.42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gr9" draw:text-style-name="P11" draw:layer="layout" svg:width="5.11cm" svg:height="1.263cm" svg:x="13.031cm" svg:y="6.424cm">
            <text:list text:style-name="L2">
              <text:list-header>
                <text:p text:style-name="P10"><text:span text:style-name="T2"><text:s text:c="4"/></text:span><text:span text:style-name="T3">运作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gr10" draw:text-style-name="P13" draw:layer="layout" svg:width="6.019cm" svg:height="1.234cm" svg:x="12.748cm" svg:y="8.722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1" draw:text-style-name="P11" draw:layer="layout" svg:width="5.872cm" svg:height="1.263cm" svg:x="12.55cm" svg:y="8.73cm">
            <text:list text:style-name="L2">
              <text:list-header>
                <text:p text:style-name="P10"><text:span text:style-name="T2"><text:s text:c="7"/></text:span><text:span text:style-name="T3">运营管理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3" draw:style-name="gr12" draw:text-style-name="P14" draw:layer="layout" svg:x1="15.76cm" svg:y1="3.531cm" svg:x2="15.76cm" svg:y2="4.232cm">
            <text:p/>
          </draw:line>
          <draw:line draw:name="Line 14" draw:style-name="gr12" draw:text-style-name="P14" draw:layer="layout" svg:x1="15.76cm" svg:y1="5.599cm" svg:x2="15.76cm" svg:y2="6.371cm">
            <text:p/>
          </draw:line>
          <draw:line draw:name="Line 15" draw:style-name="gr12" draw:text-style-name="P14" draw:layer="layout" svg:x1="15.76cm" svg:y1="7.707cm" svg:x2="15.76cm" svg:y2="8.633cm">
            <text:p/>
          </draw:line>
          <draw:line draw:name="Line 16" draw:style-name="gr12" draw:text-style-name="P14" draw:layer="layout" svg:x1="15.747cm" svg:y1="10.009cm" svg:x2="15.747cm" svg:y2="11.173cm">
            <text:p/>
          </draw:line>
          <draw:custom-shape draw:name="Rectangle 17" draw:style-name="gr13" draw:text-style-name="P15" draw:layer="layout" svg:width="6.019cm" svg:height="1.234cm" svg:x="20.077cm" svg:y="6.42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14" draw:text-style-name="P11" draw:layer="layout" svg:width="5.11cm" svg:height="1.263cm" svg:x="20.426cm" svg:y="6.424cm">
            <text:list text:style-name="L2">
              <text:list-header>
                <text:p text:style-name="P10"><text:span text:style-name="T2"><text:s text:c="4"/></text:span><text:span text:style-name="T3">市场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15" draw:text-style-name="P15" draw:layer="layout" svg:width="6.02cm" svg:height="1.234cm" svg:x="5.454cm" svg:y="6.42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16" draw:text-style-name="P11" draw:layer="layout" svg:width="4.602cm" svg:height="1.263cm" svg:x="6.059cm" svg:y="6.424cm">
            <text:list text:style-name="L2">
              <text:list-header>
                <text:p text:style-name="P10"><text:span text:style-name="T2"><text:s text:c="2"/></text:span><text:span text:style-name="T3">财务决策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1" draw:style-name="gr17" draw:text-style-name="P14" draw:layer="layout" svg:x1="8.462cm" svg:y1="5.833cm" svg:x2="8.462cm" svg:y2="6.389cm">
            <text:p/>
          </draw:line>
          <draw:line draw:name="Line 22" draw:style-name="gr17" draw:text-style-name="P14" draw:layer="layout" svg:x1="8.497cm" svg:y1="5.798cm" svg:x2="23.071cm" svg:y2="5.798cm">
            <text:p/>
          </draw:line>
          <draw:line draw:name="Line 23" draw:style-name="gr17" draw:text-style-name="P14" draw:layer="layout" svg:x1="23.111cm" svg:y1="5.833cm" svg:x2="23.111cm" svg:y2="6.384cm">
            <text:p/>
          </draw:line>
        </draw:g>
        <draw:g draw:name="Group 24">
          <draw:line draw:name="Line 25" draw:style-name="gr17" draw:text-style-name="P14" draw:layer="layout" svg:x1="10.525cm" svg:y1="11.209cm" svg:x2="21.197cm" svg:y2="11.209cm">
            <text:p/>
          </draw:line>
          <draw:line draw:name="Line 26" draw:style-name="gr17" draw:text-style-name="P14" draw:layer="layout" svg:x1="10.525cm" svg:y1="11.209cm" svg:x2="14.066cm" svg:y2="11.209cm">
            <text:p/>
          </draw:line>
          <draw:line draw:name="Line 27" draw:style-name="gr17" draw:text-style-name="P14" draw:layer="layout" svg:x1="10.525cm" svg:y1="11.209cm" svg:x2="17.647cm" svg:y2="11.209cm">
            <text:p/>
          </draw:line>
          <draw:g draw:name="Group 28">
            <draw:custom-shape draw:name="Rectangle 29" draw:style-name="gr18" draw:text-style-name="P13" draw:layer="layout" svg:width="2.976cm" svg:height="1.203cm" svg:x="9cm" svg:y="11.628cm">
              <text:p/>
              <draw:enhanced-geometry svg:viewBox="0 0 21600 21600" draw:type="rectangle" draw:enhanced-path="M 0 0 L 21600 0 21600 21600 0 21600 0 0 Z N"/>
            </draw:custom-shape>
            <draw:custom-shape draw:name="Rectangle 30" draw:style-name="gr19" draw:text-style-name="P17" draw:layer="layout" svg:width="2.197cm" svg:height="1.263cm" svg:x="9.374cm" svg:y="11.605cm">
              <text:list text:style-name="L2">
                <text:list-header>
                  <text:p text:style-name="P16"><text:span text:style-name="T3">员工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1" draw:style-name="gr20" draw:text-style-name="P13" draw:layer="layout" svg:width="2.977cm" svg:height="1.2cm" svg:x="12.598cm" svg:y="11.645cm">
              <text:p/>
              <draw:enhanced-geometry svg:viewBox="0 0 21600 21600" draw:type="rectangle" draw:enhanced-path="M 0 0 L 21600 0 21600 21600 0 21600 0 0 Z N"/>
            </draw:custom-shape>
            <draw:custom-shape draw:name="Rectangle 32" draw:style-name="gr21" draw:text-style-name="P17" draw:layer="layout" svg:width="2.197cm" svg:height="1.263cm" svg:x="13.021cm" svg:y="11.623cm">
              <text:list text:style-name="L2">
                <text:list-header>
                  <text:p text:style-name="P16"><text:span text:style-name="T3">设备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3" draw:style-name="gr22" draw:text-style-name="P13" draw:layer="layout" svg:width="2.976cm" svg:height="1.2cm" svg:x="16.179cm" svg:y="11.645cm">
              <text:p/>
              <draw:enhanced-geometry svg:viewBox="0 0 21600 21600" draw:type="rectangle" draw:enhanced-path="M 0 0 L 21600 0 21600 21600 0 21600 0 0 Z N"/>
            </draw:custom-shape>
            <draw:custom-shape draw:name="Rectangle 34" draw:style-name="gr23" draw:text-style-name="P17" draw:layer="layout" svg:width="2.197cm" svg:height="1.263cm" svg:x="16.686cm" svg:y="11.623cm">
              <text:list text:style-name="L2">
                <text:list-header>
                  <text:p text:style-name="P16"><text:span text:style-name="T3">工件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5" draw:style-name="gr24" draw:text-style-name="P13" draw:layer="layout" svg:width="2.977cm" svg:height="1.2cm" svg:x="19.724cm" svg:y="11.645cm">
              <text:p/>
              <draw:enhanced-geometry svg:viewBox="0 0 21600 21600" draw:type="rectangle" draw:enhanced-path="M 0 0 L 21600 0 21600 21600 0 21600 0 0 Z N"/>
            </draw:custom-shape>
            <draw:custom-shape draw:name="Rectangle 36" draw:style-name="gr25" draw:text-style-name="P17" draw:layer="layout" svg:width="2.908cm" svg:height="1.263cm" svg:x="19.764cm" svg:y="11.623cm">
              <text:list text:style-name="L2">
                <text:list-header>
                  <text:p text:style-name="P16"><text:span text:style-name="T2"><text:s text:c="2"/></text:span><text:span text:style-name="T3">工艺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37" draw:style-name="gr26" draw:text-style-name="P13" draw:layer="layout" svg:width="6.023cm" svg:height="1.235cm" svg:x="12.982cm" svg:y="13.299cm">
              <text:p/>
              <draw:enhanced-geometry svg:viewBox="0 0 21600 21600" draw:type="rectangle" draw:enhanced-path="M 0 0 L 21600 0 21600 21600 0 21600 0 0 Z N"/>
            </draw:custom-shape>
            <draw:custom-shape draw:name="Rectangle 38" draw:style-name="gr27" draw:text-style-name="P17" draw:layer="layout" svg:width="5.448cm" svg:height="1.263cm" svg:x="13.171cm" svg:y="13.405cm">
              <text:list text:style-name="L2">
                <text:list-header>
                  <text:p text:style-name="P16"><text:span text:style-name="T2"><text:s text:c="2"/></text:span><text:span text:style-name="T3">计划和控制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name="Line 39" draw:style-name="gr17" draw:text-style-name="P14" draw:layer="layout" svg:x1="10.49cm" svg:y1="11.244cm" svg:x2="10.49cm" svg:y2="11.592cm">
              <text:p/>
            </draw:line>
            <draw:line draw:name="Line 40" draw:style-name="gr17" draw:text-style-name="P14" draw:layer="layout" svg:x1="21.215cm" svg:y1="11.244cm" svg:x2="21.215cm" svg:y2="11.61cm">
              <text:p/>
            </draw:line>
            <draw:line draw:name="Line 41" draw:style-name="gr17" draw:text-style-name="P14" draw:layer="layout" svg:x1="10.49cm" svg:y1="11.244cm" svg:x2="10.49cm" svg:y2="11.592cm">
              <text:p/>
            </draw:line>
            <draw:line draw:name="Line 42" draw:style-name="gr17" draw:text-style-name="P14" draw:layer="layout" svg:x1="14.084cm" svg:y1="11.244cm" svg:x2="14.084cm" svg:y2="11.61cm">
              <text:p/>
            </draw:line>
            <draw:line draw:name="Line 43" draw:style-name="gr17" draw:text-style-name="P14" draw:layer="layout" svg:x1="10.49cm" svg:y1="11.244cm" svg:x2="10.49cm" svg:y2="11.592cm">
              <text:p/>
            </draw:line>
            <draw:line draw:name="Line 44" draw:style-name="gr17" draw:text-style-name="P14" draw:layer="layout" svg:x1="17.665cm" svg:y1="11.244cm" svg:x2="17.665cm" svg:y2="11.61cm">
              <text:p/>
            </draw:line>
            <draw:line draw:name="Line 45" draw:style-name="gr17" draw:text-style-name="P14" draw:layer="layout" svg:x1="19.058cm" svg:y1="13.916cm" svg:x2="21.197cm" svg:y2="13.916cm">
              <text:p/>
            </draw:line>
            <draw:line draw:name="Line 46" draw:style-name="gr17" draw:text-style-name="P14" draw:layer="layout" svg:x1="21.215cm" svg:y1="12.898cm" svg:x2="21.215cm" svg:y2="13.899cm">
              <text:p/>
            </draw:line>
            <draw:line draw:name="Line 47" draw:style-name="gr17" draw:text-style-name="P14" draw:layer="layout" svg:x1="10.49cm" svg:y1="12.884cm" svg:x2="10.49cm" svg:y2="13.899cm">
              <text:p/>
            </draw:line>
            <draw:line draw:name="Line 48" draw:style-name="gr17" draw:text-style-name="P14" draw:layer="layout" svg:x1="10.525cm" svg:y1="13.916cm" svg:x2="12.946cm" svg:y2="13.916cm">
              <text:p/>
            </draw:line>
            <draw:line draw:name="Line 49" draw:style-name="gr17" draw:text-style-name="P14" draw:layer="layout" svg:x1="14.119cm" svg:y1="12.898cm" svg:x2="14.459cm" svg:y2="13.264cm">
              <text:p/>
            </draw:line>
            <draw:line draw:name="Line 50" draw:style-name="gr17" draw:text-style-name="P14" draw:layer="layout" svg:x1="17.532cm" svg:y1="13.289cm" svg:x2="17.638cm" svg:y2="12.852cm">
              <text:p/>
            </draw:line>
            <draw:custom-shape draw:name="Rectangle 51" draw:style-name="gr28" draw:text-style-name="P18" draw:layer="layout" svg:width="16.061cm" svg:height="5.172cm" svg:x="7.844cm" svg:y="10.596cm">
              <text:p/>
              <draw:enhanced-geometry svg:viewBox="0 0 21600 21600" draw:type="rectangle" draw:enhanced-path="M 0 0 L 21600 0 21600 21600 0 21600 0 0 Z N"/>
            </draw:custom-shape>
            <draw:custom-shape draw:name="Rectangle 52" draw:style-name="gr29" draw:text-style-name="P18" draw:layer="layout" svg:width="3.687cm" svg:height="0.574cm" svg:x="14.353cm" svg:y="14.952cm">
              <text:p/>
              <draw:enhanced-geometry svg:viewBox="0 0 21600 21600" draw:type="rectangle" draw:enhanced-path="M 0 0 L 21600 0 21600 21600 0 21600 0 0 Z N"/>
            </draw:custom-shape>
            <draw:custom-shape draw:name="Rectangle 53" draw:style-name="gr30" draw:text-style-name="P17" draw:layer="layout" svg:width="4.602cm" svg:height="1.263cm" svg:x="13.859cm" svg:y="14.728cm">
              <text:list text:style-name="L2">
                <text:list-header>
                  <text:p text:style-name="P16"><text:span text:style-name="T2"><text:s text:c="2"/></text:span><text:span text:style-name="T3">生产系统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g draw:name="Group 54">
          <draw:custom-shape draw:name="Freeform 55" draw:style-name="gr31" draw:text-style-name="P19" draw:layer="layout" svg:width="4.035cm" svg:height="2.739cm" svg:x="3.417cm" svg:y="11cm">
            <text:p/>
            <draw:enhanced-geometry svg:viewBox="0 0 915 462" draw:extrusion-allowed="true" draw:glue-points="0 68 641 68 641 0 914 230 641 461 641 393 0 393 0 68" draw:glue-point-type="0 68 641 68 641 0 914 230 641 461 641 393 0 393 0 68" draw:type="non-primitive" draw:enhanced-path="M 0 68 L 641 68 L 641 0 L 914 230 L 641 461 L 641 393 L 0 393 L 0 68 N">
              <draw:equation draw:name="f0" draw:formula="68+641-68"/>
              <draw:equation draw:name="f1" draw:formula="(cos(230*(pi/180))*(0-10800)+sin(230*(pi/180))*(914-10800))+10800"/>
              <draw:equation draw:name="f2" draw:formula="(cos(393*(pi/180))*(461-10800)+sin(393*(pi/180))*(641-10800))+10800"/>
              <draw:equation draw:name="f3" draw:formula="393-68"/>
              <draw:equation draw:name="f4" draw:formula="12*sin(2*(pi/180))"/>
              <draw:equation draw:name="f5" draw:formula="1"/>
              <draw:equation draw:name="f6" draw:formula="1/-32768"/>
              <draw:equation draw:name="f7" draw:formula="atan2(8,8)/(pi/180)"/>
            </draw:enhanced-geometry>
          </draw:custom-shape>
          <draw:custom-shape draw:name="Freeform 56" draw:style-name="gr32" draw:text-style-name="P20" draw:layer="layout" svg:width="4.044cm" svg:height="2.745cm" svg:x="3.417cm" svg:y="11cm">
            <text:p/>
            <draw:enhanced-geometry svg:viewBox="0 0 917 463" draw:extrusion-allowed="true" draw:glue-points="0 68 8 76 8 387 649 387 649 447 904 231 649 15 649 76 8 76 0 68 641 68 641 0 916 231 641 462 641 394 0 394 0 68" draw:glue-point-type="0 68 8 76 8 387 649 387 649 447 904 231 649 15 649 76 8 76 0 68 641 68 641 0 916 231 641 462 641 394 0 394 0 68" draw:type="non-primitive" draw:enhanced-path="M 0 68 L 8 76 L 8 387 L 649 387 L 649 447 L 904 231 L 649 15 L 649 76 L 8 76 L 0 68 L 641 68 L 641 0 L 916 231 L 641 462 L 641 394 L 0 394 L 0 68 N">
              <draw:equation draw:name="f0" draw:formula="68+8-76"/>
              <draw:equation draw:name="f1" draw:formula="atan2(649,387)/(pi/180)"/>
              <draw:equation draw:name="f2" draw:formula=""/>
              <draw:equation draw:name="f3" draw:formula=""/>
              <draw:equation draw:name="f4" draw:formula="atan2(0,76)/(pi/180)"/>
              <draw:equation draw:name="f5" draw:formula="(cos(0*(pi/180))*(68-10800)+sin(0*(pi/180))*(641-10800))+10800"/>
              <draw:equation draw:name="f6" draw:formula=""/>
              <draw:equation draw:name="f7" draw:formula="(cos(394*(pi/180))*(394-10800)+sin(394*(pi/180))*(0-10800))+10800"/>
              <draw:equation draw:name="f8" draw:formula="68+18-32"/>
              <draw:equation draw:name="f9" draw:formula="(16384+1)/2"/>
              <draw:equation draw:name="f10" draw:formula="1"/>
              <draw:equation draw:name="f11" draw:formula="1"/>
              <draw:equation draw:name="f12" draw:formula="1"/>
              <draw:equation draw:name="f13" draw:formula="1*-32768/17"/>
              <draw:equation draw:name="f14" draw:formula=""/>
              <draw:equation draw:name="f15" draw:formula=""/>
              <draw:equation draw:name="f16" draw:formula=""/>
            </draw:enhanced-geometry>
          </draw:custom-shape>
          <draw:custom-shape draw:name="Rectangle 57" draw:style-name="gr33" draw:text-style-name="P17" draw:layer="layout" svg:width="2.722cm" svg:height="1.094cm" svg:x="3.655cm" svg:y="11.516cm">
            <text:list text:style-name="L2">
              <text:list-header>
                <text:p text:style-name="P16"><text:span text:style-name="T4"><text:s text:c="3"/></text:span><text:span text:style-name="T5">材料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8" draw:style-name="gr34" draw:text-style-name="P17" draw:layer="layout" svg:width="2.722cm" svg:height="1.094cm" svg:x="3.739cm" svg:y="12.233cm">
            <text:list text:style-name="L2">
              <text:list-header>
                <text:p text:style-name="P16"><text:span text:style-name="T4"><text:s text:c="3"/></text:span><text:span text:style-name="T5">顾客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9" draw:style-name="gr35" draw:text-style-name="P18" draw:layer="layout" svg:width="1.006cm" svg:height="0.724cm" svg:x="4.021cm" svg:y="14.301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36" draw:text-style-name="P17" draw:layer="layout" svg:width="1.918cm" svg:height="1.094cm" svg:x="3.77cm" svg:y="14.159cm">
            <text:list text:style-name="L2">
              <text:list-header>
                <text:p text:style-name="P16"><text:span text:style-name="T5">输入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61">
          <draw:custom-shape draw:name="Freeform 62" draw:style-name="gr37" draw:text-style-name="P19" draw:layer="layout" svg:width="3.968cm" svg:height="2.457cm" svg:x="24.165cm" svg:y="11.4cm">
            <text:p/>
            <draw:enhanced-geometry svg:viewBox="0 0 900 454" draw:extrusion-allowed="true" draw:glue-points="0 67 631 67 631 0 899 226 631 453 631 386 0 386 0 67" draw:glue-point-type="0 67 631 67 631 0 899 226 631 453 631 386 0 386 0 67" draw:type="non-primitive" draw:enhanced-path="M 0 67 L 631 67 L 631 0 L 899 226 L 631 453 L 631 386 L 0 386 L 0 67 N">
              <draw:equation draw:name="f0" draw:formula="67+631-67"/>
              <draw:equation draw:name="f1" draw:formula=""/>
              <draw:equation draw:name="f2" draw:formula=""/>
              <draw:equation draw:name="f3" draw:formula="386-67"/>
              <draw:equation draw:name="f4" draw:formula="12*sin(2*(pi/180))"/>
              <draw:equation draw:name="f5" draw:formula="1"/>
              <draw:equation draw:name="f6" draw:formula="1/-32768"/>
              <draw:equation draw:name="f7" draw:formula="atan2(8,8)/(pi/180)"/>
            </draw:enhanced-geometry>
          </draw:custom-shape>
          <draw:custom-shape draw:name="Freeform 63" draw:style-name="gr38" draw:text-style-name="P20" draw:layer="layout" svg:width="3.973cm" svg:height="2.468cm" svg:x="24.165cm" svg:y="11.4cm">
            <text:p/>
            <draw:enhanced-geometry svg:viewBox="0 0 901 456" draw:extrusion-allowed="true" draw:glue-points="0 67 7 75 7 380 638 380 638 439 889 227 638 15 638 75 7 75 0 67 631 67 631 0 900 227 631 455 631 388 0 388 0 67" draw:glue-point-type="0 67 7 75 7 380 638 380 638 439 889 227 638 15 638 75 7 75 0 67 631 67 631 0 900 227 631 455 631 388 0 388 0 67" draw:type="non-primitive" draw:enhanced-path="M 0 67 L 7 75 L 7 380 L 638 380 L 638 439 L 889 227 L 638 15 L 638 75 L 7 75 L 0 67 L 631 67 L 631 0 L 900 227 L 631 455 L 631 388 L 0 388 L 0 67 N">
              <draw:equation draw:name="f0" draw:formula="67+7-75"/>
              <draw:equation draw:name="f1" draw:formula="sqrt(380*380+638*638+380*380)"/>
              <draw:equation draw:name="f2" draw:formula=""/>
              <draw:equation draw:name="f3" draw:formula=""/>
              <draw:equation draw:name="f4" draw:formula="sqrt(75*75+0*0+67*67)"/>
              <draw:equation draw:name="f5" draw:formula=""/>
              <draw:equation draw:name="f6" draw:formula=""/>
              <draw:equation draw:name="f7" draw:formula=""/>
              <draw:equation draw:name="f8" draw:formula="67+18-32"/>
              <draw:equation draw:name="f9" draw:formula="(16384+1)/2"/>
              <draw:equation draw:name="f10" draw:formula="1"/>
              <draw:equation draw:name="f11" draw:formula="1"/>
              <draw:equation draw:name="f12" draw:formula="1"/>
              <draw:equation draw:name="f13" draw:formula="1*-32768/17"/>
              <draw:equation draw:name="f14" draw:formula=""/>
              <draw:equation draw:name="f15" draw:formula=""/>
              <draw:equation draw:name="f16" draw:formula=""/>
            </draw:enhanced-geometry>
          </draw:custom-shape>
          <draw:custom-shape draw:name="Rectangle 64" draw:style-name="gr39" draw:text-style-name="P17" draw:layer="layout" svg:width="2.299cm" svg:height="1.094cm" svg:x="24.376cm" svg:y="11.849cm">
            <text:list text:style-name="L2">
              <text:list-header>
                <text:p text:style-name="P16"><text:span text:style-name="T4"><text:s/></text:span><text:span text:style-name="T5">产品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5" draw:style-name="gr40" draw:text-style-name="P17" draw:layer="layout" svg:width="1.918cm" svg:height="1.094cm" svg:x="24.676cm" svg:y="12.503cm">
            <text:list text:style-name="L2">
              <text:list-header>
                <text:p text:style-name="P16"><text:span text:style-name="T5">服务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6" draw:style-name="gr41" draw:text-style-name="P18" draw:layer="layout" svg:width="1.314cm" svg:height="0.661cm" svg:x="24.875cm" svg:y="14.392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42" draw:text-style-name="P17" draw:layer="layout" svg:width="1.918cm" svg:height="1.094cm" svg:x="24.623cm" svg:y="14.262cm">
            <text:list text:style-name="L2">
              <text:list-header>
                <text:p text:style-name="P16"><text:span text:style-name="T5">输出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默认">
        <draw:custom-shape draw:style-name="gr43" draw:text-style-name="P22" draw:layer="layout" svg:width="19.5cm" svg:height="9.4cm" svg:x="5.1cm" svg:y="11.7cm">
          <text:p text:style-name="P21"><text:span text:style-name="T6">生产系统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xml:id="id9" draw:id="id9" draw:layer="layout" svg:width="6.18cm" svg:height="2cm" svg:x="11.77cm" svg:y="-0.1cm">
          <text:p text:style-name="P21"><text:span text:style-name="T1">市场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xml:id="id10" draw:id="id10" draw:layer="layout" svg:width="6.18cm" svg:height="2cm" svg:x="11.77cm" svg:y="2.7cm">
          <text:p text:style-name="P21"><text:span text:style-name="T1">公司决策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11" draw:id="id11" draw:layer="layout" svg:width="6.18cm" svg:height="2cm" svg:x="11.77cm" svg:y="6.45cm">
          <text:p text:style-name="P21"><text:span text:style-name="T1">运作决策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12" draw:id="id12" draw:layer="layout" svg:width="6.18cm" svg:height="2cm" svg:x="11.77cm" svg:y="9.2cm">
          <text:p text:style-name="P21"><text:span text:style-name="T1">运营管理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xml:id="id13" draw:id="id13" draw:layer="layout" svg:width="6.18cm" svg:height="2cm" svg:x="3.82cm" svg:y="6.45cm">
          <text:p text:style-name="P21"><text:span text:style-name="T1">财务决策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xml:id="id14" draw:id="id14" draw:layer="layout" svg:width="6.18cm" svg:height="2cm" svg:x="20.1cm" svg:y="6.45cm">
          <text:p text:style-name="P21"><text:span text:style-name="T1">市场决策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5" draw:id="id15" draw:layer="layout" svg:width="3.969cm" svg:height="2cm" svg:x="6cm" svg:y="12.95cm">
          <text:p text:style-name="P21"><text:span text:style-name="T1">员工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6" draw:id="id16" draw:layer="layout" svg:width="3.969cm" svg:height="2cm" svg:x="10.646cm" svg:y="12.95cm">
          <text:p text:style-name="P21"><text:span text:style-name="T1">设备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7" draw:id="id17" draw:layer="layout" svg:width="3.969cm" svg:height="2cm" svg:x="15.198cm" svg:y="12.95cm">
          <text:p text:style-name="P21"><text:span text:style-name="T1">工件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18" draw:id="id18" draw:layer="layout" svg:width="3.969cm" svg:height="2cm" svg:x="19.731cm" svg:y="12.95cm">
          <text:p text:style-name="P21"><text:span text:style-name="T1">工艺</text:span></text:p>
          <draw:enhanced-geometry svg:viewBox="0 0 21600 21600" draw:type="rectangle" draw:enhanced-path="M 0 0 L 21600 0 21600 21600 0 21600 0 0 Z N"/>
        </draw:custom-shape>
        <draw:custom-shape draw:style-name="gr48" draw:text-style-name="P26" xml:id="id19" draw:id="id19" draw:layer="layout" svg:width="6.18cm" svg:height="2cm" svg:x="11.77cm" svg:y="17cm">
          <text:p text:style-name="P21"><text:span text:style-name="T1">计划和控制</text:span></text:p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4.4cm" svg:height="5.3cm" svg:x="-0.5cm" svg:y="13.75cm">
          <text:p text:style-name="P27"><text:span text:style-name="T1">材料</text:span></text:p>
          <text:p text:style-name="P27"><text:span text:style-name="T1">顾客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8" draw:layer="layout" svg:width="4.4cm" svg:height="5.3cm" svg:x="26.1cm" svg:y="13.75cm">
          <text:p text:style-name="P27"><text:span text:style-name="T1">产品</text:span></text:p>
          <text:p text:style-name="P27"><text:span text:style-name="T1">服务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0" draw:text-style-name="P29" draw:layer="layout" draw:type="line" svg:x1="14.86cm" svg:y1="1.9cm" svg:x2="14.86cm" svg:y2="2.7cm" draw:start-shape="id9" draw:start-glue-point="2" draw:end-shape="id10" draw:end-glue-point="0" svg:d="M14860 1900v800" svg:viewBox="0 0 1 801">
          <text:p/>
        </draw:connector>
        <draw:connector draw:style-name="gr51" draw:text-style-name="P7" draw:layer="layout" draw:type="line" svg:x1="14.86cm" svg:y1="4.7cm" svg:x2="14.86cm" svg:y2="6.45cm" draw:start-shape="id10" draw:start-glue-point="2" draw:end-shape="id11" draw:end-glue-point="0" svg:d="M14860 4700v1750" svg:viewBox="0 0 1 1751">
          <text:p/>
        </draw:connector>
        <draw:connector draw:style-name="gr52" draw:text-style-name="P30" draw:layer="layout" draw:type="line" svg:x1="14.86cm" svg:y1="8.45cm" svg:x2="14.86cm" svg:y2="9.2cm" draw:start-shape="id11" draw:start-glue-point="2" draw:end-shape="id12" draw:end-glue-point="0" svg:d="M14860 8450v750" svg:viewBox="0 0 1 751">
          <text:p/>
        </draw:connector>
        <draw:connector draw:style-name="gr51" draw:text-style-name="P7" draw:layer="layout" svg:x1="14.86cm" svg:y1="4.7cm" svg:x2="6.91cm" svg:y2="6.45cm" draw:start-shape="id10" draw:start-glue-point="2" draw:end-shape="id13" draw:end-glue-point="0" svg:d="M14860 4700v875h-7950v875" svg:viewBox="0 0 7951 1751">
          <text:p/>
        </draw:connector>
        <draw:connector draw:style-name="gr51" draw:text-style-name="P7" draw:layer="layout" svg:x1="14.86cm" svg:y1="4.7cm" svg:x2="23.19cm" svg:y2="6.45cm" draw:start-shape="id10" draw:start-glue-point="2" draw:end-shape="id14" draw:end-glue-point="0" svg:d="M14860 4700v875h8330v875" svg:viewBox="0 0 8331 1751">
          <text:p/>
        </draw:connector>
        <draw:connector draw:style-name="gr51" draw:text-style-name="P7" draw:layer="layout" svg:x1="14.86cm" svg:y1="11.2cm" svg:x2="7.984cm" svg:y2="12.95cm" draw:start-shape="id12" draw:start-glue-point="2" draw:end-shape="id15" draw:end-glue-point="0" svg:d="M14860 11200v875h-6876v875" svg:viewBox="0 0 6877 1751">
          <text:p/>
        </draw:connector>
        <draw:connector draw:style-name="gr51" draw:text-style-name="P7" draw:layer="layout" svg:x1="14.86cm" svg:y1="11.2cm" svg:x2="12.63cm" svg:y2="12.95cm" draw:start-shape="id12" draw:start-glue-point="2" draw:end-shape="id16" draw:end-glue-point="0" svg:d="M14860 11200v875h-2230v875" svg:viewBox="0 0 2231 1751">
          <text:p/>
        </draw:connector>
        <draw:connector draw:style-name="gr51" draw:text-style-name="P7" draw:layer="layout" svg:x1="14.86cm" svg:y1="11.2cm" svg:x2="17.182cm" svg:y2="12.95cm" draw:start-shape="id12" draw:start-glue-point="2" draw:end-shape="id17" draw:end-glue-point="0" svg:d="M14860 11200v875h2322v875" svg:viewBox="0 0 2323 1751">
          <text:p/>
        </draw:connector>
        <draw:connector draw:style-name="gr51" draw:text-style-name="P7" draw:layer="layout" svg:x1="14.86cm" svg:y1="11.2cm" svg:x2="21.715cm" svg:y2="12.95cm" draw:start-shape="id12" draw:start-glue-point="2" draw:end-shape="id18" draw:end-glue-point="0" svg:d="M14860 11200v875h6855v875" svg:viewBox="0 0 6856 1751">
          <text:p/>
        </draw:connector>
        <draw:connector draw:style-name="standard" draw:layer="layout" svg:x1="7.984cm" svg:y1="14.95cm" svg:x2="14.86cm" svg:y2="17cm" draw:start-shape="id15" draw:start-glue-point="2" draw:end-shape="id19" svg:d="M7984 14950v1025h6876v1025" svg:viewBox="0 0 6877 2051">
          <text:p/>
        </draw:connector>
        <draw:connector draw:style-name="standard" draw:layer="layout" svg:x1="12.63cm" svg:y1="14.95cm" svg:x2="14.86cm" svg:y2="17cm" draw:start-shape="id16" draw:start-glue-point="2" draw:end-shape="id19" draw:end-glue-point="0" svg:d="M12630 14950v1025h2230v1025" svg:viewBox="0 0 2231 2051">
          <text:p/>
        </draw:connector>
        <draw:connector draw:style-name="standard" draw:layer="layout" svg:x1="17.182cm" svg:y1="14.95cm" svg:x2="14.86cm" svg:y2="17cm" draw:start-shape="id17" draw:start-glue-point="2" draw:end-shape="id19" draw:end-glue-point="0" svg:d="M17182 14950v1025h-2322v1025" svg:viewBox="0 0 2323 2051">
          <text:p/>
        </draw:connector>
        <draw:connector draw:style-name="standard" draw:layer="layout" svg:x1="21.715cm" svg:y1="14.95cm" svg:x2="14.86cm" svg:y2="17cm" draw:start-shape="id18" draw:start-glue-point="2" draw:end-shape="id19" draw:end-glue-point="0" svg:d="M21715 14950v1025h-6855v1025" svg:viewBox="0 0 6856 2051">
          <text:p/>
        </draw:connector>
        <draw:frame draw:style-name="gr53" draw:text-style-name="P8" draw:layer="layout" svg:width="3.8cm" svg:height="1.5cm" svg:x="-0.4cm" svg:y="18.05cm">
          <draw:text-box>
            <text:p text:style-name="P31"><text:span text:style-name="T1">输入</text:span></text:p>
          </draw:text-box>
        </draw:frame>
        <draw:frame draw:style-name="gr53" draw:text-style-name="P8" draw:layer="layout" svg:width="3.8cm" svg:height="1.5cm" svg:x="26.1cm" svg:y="18.05cm">
          <draw:text-box>
            <text:p text:style-name="P31"><text:span text:style-name="T1">输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mes New Roman" svg:font-family="'Times New Roman'" style:font-pitch="variable"/>
    <style:font-face style:name="宋体" svg:font-family="宋体" style:font-pitch="variable"/>
    <style:font-face style:name="微软雅黑1" svg:font-family="微软雅黑" style:font-pitch="variable"/>
    <style:font-face style:name="黑体" svg:font-family="黑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23:39:48.394709861</meta:creation-date>
    <dc:date>2016-01-29T00:54:20.051949063</dc:date>
    <meta:editing-duration>PT28M10S</meta:editing-duration>
    <meta:editing-cycles>4</meta:editing-cycles>
    <meta:generator>LibreOffice/5.0.2.2$Linux_x86 LibreOffice_project/00m0$Build-2</meta:generator>
    <meta:document-statistic meta:object-count="109"/>
  </office:meta>
</office:document-meta>
</file>